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end" style:writing-mode="rl-tb"/>
      <style:text-properties fo:font-size="40pt"/>
    </style:style>
    <style:style style:name="P6" style:family="paragraph">
      <style:paragraph-properties fo:text-align="end" style:writing-mode="rl-tb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color="#ff0066" fo:font-size="32pt" style:font-size-asian="32pt" style:font-size-complex="32pt"/>
    </style:style>
    <style:style style:name="T4" style:family="text">
      <style:text-properties fo:color="#ff0066"/>
    </style:style>
    <style:style style:name="T5" style:family="text">
      <style:text-properties fo:color="#00cc00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סינכרון תהליכים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5" draw:layer="layout" svg:width="25.2cm" svg:height="14.137cm" svg:x="1.4cm" svg:y="4.913cm" presentation:class="outline" presentation:user-transformed="true">
          <draw:text-box>
            <text:list text:style-name="L2">
              <text:list-item>
                <text:p text:style-name="P5"><text:span text:style-name="T3">מצב מרוץ (</text:span><text:span text:style-name="T3">race condition</text:span><text:span text:style-name="T3">) </text:span><text:span text:style-name="T4">הגורם לתוצאה שגויה:</text:span></text:p>
                <text:list>
                  <text:list-item>
                    <text:p text:style-name="P6">ניסיון לחשב סכום של מערך ע”י שני חוטים המעדכנים משתנה משותף.</text:p>
                  </text:list-item>
                  <text:list-item>
                    <text:p text:style-name="P6">הפעולה הפשוטה <text:s/>sum++ מתבצעת ע"י שלוש פעולות-מכונה:</text:p>
                  </text:list-item>
                  <text:list-item>
                    <text:p text:style-name="P7">REGISTER[AX] ← sum</text:p>
                  </text:list-item>
                  <text:list-item>
                    <text:p text:style-name="P7">INC REGISTER[AX]</text:p>
                  </text:list-item>
                  <text:list-item>
                    <text:p text:style-name="P7">REGISTER[AX] → sum</text:p>
                  </text:list-item>
                  <text:list-item>
                    <text:p text:style-name="P6">אם באמצע הדרך הביצוע עובר לחוט אחר, התוצאה שגויה.</text:p>
                  </text:list-item>
                </text:list>
              </text:list-item>
              <text:list-item>
                <text:p text:style-name="P6"><text:span text:style-name="T5">פתרון א: במקום משתנה משותף – נשתמש בזרמים.</text:span></text:p>
              </text:list-item>
              <text:list-item>
                <text:p text:style-name="P6"><text:span text:style-name="T5">פתרון ב: חישוב הערך בכל חוט בנפרד וחיבור הערכים בסוף.</text:span></text:p>
              </text:list-item>
            </text:list>
          </draw:text-box>
        </draw:frame>
        <draw:frame draw:name="כותרת 1" presentation:style-name="pr1" draw:text-style-name="P8" draw:layer="layout" svg:width="25.084cm" svg:height="3.81cm" svg:x="1.078cm" svg:y="0.762cm" presentation:class="title" presentation:user-transformed="true">
          <draw:text-box>
            <text:p text:style-name="P1"><text:span text:style-name="T6">מצב מרוץ (א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5" draw:layer="layout" svg:width="25.2cm" svg:height="14.137cm" svg:x="1.4cm" svg:y="4.913cm" presentation:class="outline" presentation:user-transformed="true">
          <draw:text-box>
            <text:list text:style-name="L2">
              <text:list-item>
                <text:p text:style-name="P5"><text:span text:style-name="T3">מצב מרוץ (</text:span><text:span text:style-name="T3">race condition</text:span><text:span text:style-name="T3">) </text:span><text:span text:style-name="T4">הגורם לתקיעה:</text:span></text:p>
                <text:list>
                  <text:list-item>
                    <text:p text:style-name="P6">ניסיון להוסיף עצמים ל-HashSet ע”י שני חוטים במקביל.</text:p>
                  </text:list-item>
                  <text:list-item>
                    <text:p text:style-name="P6">הוספה לטבלת-עירבול גורמת לשינויים במצביעים הפנימיים בטבלה.</text:p>
                  </text:list-item>
                  <text:list-item>
                    <text:p text:style-name="P6">אם באמצע הדרך הביצוע עובר לחוט אחר, המצביעים הפנימיים מתקלקלים ועלולה להיווצר לולאה אינסופית.</text:p>
                  </text:list-item>
                </text:list>
              </text:list-item>
              <text:list-item>
                <text:p text:style-name="P6"><text:span text:style-name="T5">פתרון א: סינכרון – </text:span><text:span text:style-name="T5">synchronize</text:span><text:span text:style-name="T5"> – על המבנה המשותף.</text:span></text:p>
              </text:list-item>
              <text:list-item>
                <text:p text:style-name="P6"><text:span text:style-name="T5">פתרון ב: מבנה מיוחד לעבודה מקבילית - <text:s/></text:span><text:span text:style-name="T5">ConcurrentHashMap</text:span><text:span text:style-name="T5">.</text:span></text:p>
              </text:list-item>
            </text:list>
          </draw:text-box>
        </draw:frame>
        <draw:frame draw:name="כותרת 1" presentation:style-name="pr1" draw:text-style-name="P8" draw:layer="layout" svg:width="25.084cm" svg:height="3.81cm" svg:x="1.078cm" svg:y="0.762cm" presentation:class="title" presentation:user-transformed="true">
          <draw:text-box>
            <text:p text:style-name="P1"><text:span text:style-name="T6">מצב מרוץ (ב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תיכנות מונחה עצמים - סינכרון תהליכים</dc:title>
    <meta:creation-date>2017-10-27T15:20:51Z</meta:creation-date>
    <dc:date>2018-01-07T09:30:38.014233580</dc:date>
    <meta:editing-cycles>291</meta:editing-cycles>
    <meta:editing-duration>P1DT8M20S</meta:editing-duration>
    <meta:document-statistic meta:object-count="159"/>
  </office:meta>
</office:document-meta>
</file>